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7mm"/>
    </style:style>
    <style:style style:name="co2" style:family="table-column">
      <style:table-column-properties fo:break-before="auto" style:column-width="9.3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3.49mm"/>
    </style:style>
    <style:style style:name="co10" style:family="table-column">
      <style:table-column-properties fo:break-before="auto" style:column-width="15.49mm"/>
    </style:style>
    <style:style style:name="co11" style:family="table-column">
      <style:table-column-properties fo:break-before="auto" style:column-width="23.97mm"/>
    </style:style>
    <style:style style:name="co12" style:family="table-column">
      <style:table-column-properties fo:break-before="auto" style:column-width="19.46mm"/>
    </style:style>
    <style:style style:name="co13" style:family="table-column">
      <style:table-column-properties fo:break-before="auto" style:column-width="17.55mm"/>
    </style:style>
    <style:style style:name="co14" style:family="table-column">
      <style:table-column-properties fo:break-before="auto" style:column-width="10.8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2.35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19.4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map style:condition="is-true-formula(ISFORMULA([.A1]))" style:apply-style-name="FORMULA" style:base-cell-address="Sheet1.A1"/>
    </style:style>
    <style:style style:name="ce2" style:family="table-cell" style:parent-style-name="Default">
      <style:table-cell-properties style:vertical-align="top"/>
      <style:map style:condition="is-true-formula(ISFORMULA([.A1]))" style:apply-style-name="FORMULA" style:base-cell-address="Sheet1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4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map style:condition="is-true-formula(ISFORMULA([.A1]))" style:apply-style-name="FORMULA" style:base-cell-address="Sheet1.A1"/>
    </style:style>
    <style:style style:name="ce5" style:family="table-cell" style:parent-style-name="Default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6" style:family="table-cell" style:parent-style-name="Default" style:data-style-name="N1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8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text-properties style:font-name="Liberation Serif"/>
      <style:map style:condition="is-true-formula(ISFORMULA([.A1]))" style:apply-style-name="FORMULA" style:base-cell-address="Sheet1.A1"/>
    </style:style>
    <style:style style:name="ce9" style:family="table-cell" style:parent-style-name="Default" style:data-style-name="N112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11" style:family="table-cell" style:parent-style-name="Default" style:data-style-name="N108">
      <style:table-cell-properties fo:background-color="#ffe4c4"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Sheet1.A1"/>
    </style:style>
    <style:style style:name="ce12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Sheet1.A1"/>
    </style:style>
    <style:style style:name="ce13" style:family="table-cell" style:parent-style-name="Default" style:data-style-name="N107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14" style:family="table-cell" style:parent-style-name="Default" style:data-style-name="N107">
      <style:table-cell-properties fo:background-color="#00fa9a" style:text-align-source="fix" style:repeat-content="false"/>
      <style:paragraph-properties fo:text-align="center" fo:margin-left="0mm"/>
      <style:text-properties fo:font-size="8pt" style:font-size-asian="8pt" style:font-size-complex="8pt"/>
      <style:map style:condition="is-true-formula(ISFORMULA([.A1]))" style:apply-style-name="FORMULA" style:base-cell-address="Sheet1.A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Sheet1.A1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Sheet1.A1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FORMULA([.A1]))" style:apply-style-name="FORMULA" style:base-cell-address="Sheet1.A1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Sheet1.A1"/>
    </style:style>
    <style:style style:name="ce19" style:family="table-cell" style:parent-style-name="Default">
      <style:table-cell-properties fo:background-color="#00fa9a" style:text-align-source="fix" style:repeat-content="false"/>
      <style:paragraph-properties fo:text-align="center" fo:margin-left="0mm"/>
      <style:map style:condition="is-true-formula(ISFORMULA([.A1]))" style:apply-style-name="FORMULA" style:base-cell-address="Sheet1.A1"/>
    </style:style>
    <style:style style:name="ce2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mm"/>
      <style:map style:condition="is-true-formula(ISFORMULA([.A1]))" style:apply-style-name="FORMULA" style:base-cell-address="Sheet1.A1"/>
    </style:style>
    <style:style style:name="gr1" style:family="graphic">
      <style:graphic-properties svg:stroke-width="1.5mm" svg:stroke-color="#000000" draw:marker-start-width="4.25mm" draw:marker-end-width="4.25mm" draw:fill="none" draw:fill-color="#000000" draw:textarea-horizontal-align="justify" draw:textarea-vertical-align="middle" draw:auto-grow-height="false" fo:min-height="18.57mm" fo:min-width="45.82mm" fo:padding-top="0.75mm" fo:padding-bottom="0.75mm" fo:padding-left="0.75mm" fo:padding-right="0.75mm"/>
    </style:style>
    <style:style style:name="gr2" style:family="graphic">
      <style:graphic-properties draw:fill-color="#2f4f4f" draw:textarea-horizontal-align="justify" draw:textarea-vertical-align="middle" draw:auto-grow-height="false" fo:min-height="16.21mm" fo:min-width="5.39mm"/>
    </style:style>
    <style:style style:name="gr3" style:family="graphic">
      <style:graphic-properties draw:fill-color="#2f4f4f" draw:textarea-horizontal-align="justify" draw:textarea-vertical-align="middle" draw:auto-grow-height="false" fo:min-height="2.01mm" fo:min-width="18.31mm"/>
    </style:style>
    <style:style style:name="gr4" style:family="graphic">
      <style:graphic-properties svg:stroke-width="1mm" svg:stroke-color="#000000" draw:marker-start-width="3.5mm" draw:marker-end="Arrow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draw:stroke="none" svg:stroke-color="#000000" draw:fill="none" draw:fill-color="#ffffff" fo:min-height="3.37mm"/>
      <style:paragraph-properties style:writing-mode="lr-tb"/>
    </style:style>
    <style:style style:name="gr6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12.08mm" fo:min-width="12.08mm" fo:padding-top="0.5mm" fo:padding-bottom="0.5mm" fo:padding-left="0.5mm" fo:padding-right="0.5mm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2f4f4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family="Symbol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name="Shape 1" draw:style-name="gr1" draw:text-style-name="P1" svg:width="45.82mm" svg:height="18.57mm" svg:x="42.32mm" svg:y="13.72mm">
            <text:p/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2" svg:width="5.39mm" svg:height="16.21mm" svg:x="51.5mm" svg:y="14.71mm">
            <text:p/>
            <draw:enhanced-geometry svg:viewBox="0 0 21600 21600" draw:type="rectangle" draw:enhanced-path="M 0 0 L 21600 0 21600 21600 0 21600 0 0 Z N"/>
          </draw:custom-shape>
          <draw:custom-shape draw:z-index="2" draw:name="Shape 3" draw:style-name="gr3" draw:text-style-name="P2" svg:width="18.31mm" svg:height="2.01mm" svg:x="33.34mm" svg:y="21.74mm">
            <text:p/>
            <draw:enhanced-geometry svg:viewBox="0 0 21600 21600" draw:type="rectangle" draw:enhanced-path="M 0 0 L 21600 0 21600 21600 0 21600 0 0 Z N"/>
          </draw:custom-shape>
          <draw:line draw:z-index="3" draw:name="Line 1" draw:style-name="gr4" draw:text-style-name="P3" svg:x1="57.37mm" svg:y1="36.05mm" svg:x2="87.47mm" svg:y2="36.2mm">
            <text:p/>
          </draw:line>
          <draw:frame draw:z-index="4" draw:name="Text Frame 1" draw:style-name="gr5" draw:text-style-name="P4" svg:width="5.48mm" svg:height="4.69mm" svg:x="52.73mm" svg:y="34.21mm">
            <draw:text-box>
              <text:p>X</text:p>
            </draw:text-box>
          </draw:frame>
          <draw:custom-shape draw:z-index="5" draw:name="Shape 4" draw:style-name="gr6" draw:text-style-name="P5" svg:width="17.06mm" svg:height="17.06mm" svg:x="93.93mm" svg:y="14.8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Text Frame 2" draw:style-name="gr5" draw:text-style-name="P4" svg:width="5.48mm" svg:height="4.69mm" svg:x="99.25mm" svg:y="20.81mm">
            <draw:text-box>
              <text:p>A</text:p>
            </draw:text-box>
          </draw:frame>
          <draw:frame draw:z-index="7" draw:name="embedded object (OLE) 1" draw:style-name="gr7" draw:text-style-name="P6" svg:width="15.91mm" svg:height="10.03mm" svg:x="66.59mm" svg:y="20.5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8" draw:name="Text Frame 3" draw:style-name="gr5" draw:text-style-name="P4" svg:width="5.48mm" svg:height="5.19mm" svg:x="101.85mm" svg:y="24.49mm">
            <draw:text-box>
              <text:p><text:span text:style-name="T1"></text:span></text:p>
            </draw:text-box>
          </draw:frame>
          <draw:frame draw:z-index="11" draw:style-name="gr8" draw:text-style-name="P6" svg:width="87.13mm" svg:height="59.91mm" svg:x="31.69mm" svg:y="156.78mm">
            <draw:object draw:notify-on-update-of-ranges="Sheet1.F13:Sheet1.F32 Sheet1.J13:Sheet1.J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7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3"/>
        <table:table-column table:style-name="co4" table:default-cell-style-name="ce1"/>
        <table:table-column table:style-name="co19" table:number-columns-repeated="100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Radius=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Area=</text:p>
          </table:table-cell>
          <table:table-cell table:style-name="ce7" table:formula="of:=+3.1415*[.O4]*[.O4]" office:value-type="float" office:value="1963.4375" calcext:value-type="float">
            <text:p>1963</text:p>
          </table:table-cell>
          <table:table-cell table:style-name="ce1" office:value-type="string" calcext:value-type="string">
            <text:p>mm²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>
            <draw:frame draw:z-index="9" draw:name="embedded object (OLE) 2" draw:style-name="gr7" draw:text-style-name="P6" svg:width="18.17mm" svg:height="10.77mm" svg:x="0.76mm" svg:y="1.5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number-columns-repeated="10"/>
          <table:table-cell>
            <draw:frame draw:z-index="10" draw:name="embedded object (OLE) 3" draw:style-name="gr7" draw:text-style-name="P6" svg:width="12.76mm" svg:height="10.03mm" svg:x="0.68mm" svg:y="0.59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>
            <draw:frame draw:z-index="12" draw:name="embedded object (OLE) 4" draw:style-name="gr7" draw:text-style-name="P6" svg:width="20.65mm" svg:height="10.4mm" svg:x="2.17mm" svg:y="0.4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13" draw:name="embedded object (OLE) 5" draw:style-name="gr7" draw:text-style-name="P6" svg:width="20.65mm" svg:height="10.4mm" svg:x="11.45mm" svg:y="0.4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sobaric</text:p>
          </table:table-cell>
          <table:table-cell table:number-columns-repeated="8"/>
          <table:table-cell office:value-type="string" calcext:value-type="string">
            <text:p>Isothermal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(mm2)</text:p>
          </table:table-cell>
          <table:table-cell table:style-name="ce4" office:value-type="string" calcext:value-type="string">
            <text:p>Xn (mm)</text:p>
          </table:table-cell>
          <table:table-cell table:style-name="ce8" office:value-type="string" calcext:value-type="string">
            <text:p>Δx</text:p>
          </table:table-cell>
          <table:table-cell table:style-name="ce8" office:value-type="string" calcext:value-type="string">
            <text:p>Vn (litre)</text:p>
          </table:table-cell>
          <table:table-cell table:style-name="ce8" office:value-type="string" calcext:value-type="string">
            <text:p>Vn (m3)</text:p>
          </table:table-cell>
          <table:table-cell/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 table:style-name="ce4" office:value-type="string" calcext:value-type="string">
            <text:p>Work Joule</text:p>
          </table:table-cell>
          <table:table-cell table:style-name="ce4" office:value-type="string" calcext:value-type="string">
            <text:p>Entropy</text:p>
          </table:table-cell>
          <table:table-cell table:style-name="Default"/>
          <table:table-cell table:style-name="ce4" office:value-type="string" calcext:value-type="string">
            <text:p>PnVn/Tn</text:p>
          </table:table-cell>
          <table:table-cell table:number-columns-repeated="2"/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Work Joule</text:p>
          </table:table-cell>
          <table:table-cell table:style-name="ce4" office:value-type="string" calcext:value-type="string">
            <text:p>Entropy</text:p>
          </table:table-cell>
          <table:table-cell table:style-name="ce2" table:number-columns-repeated="100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table:formula="of:=+[.$O$5]" office:value-type="float" office:value="1963.4375" calcext:value-type="float">
            <text:p>196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" calcext:value-type="float">
            <text:p>5</text:p>
          </table:table-cell>
          <table:table-cell table:style-name="ce9" table:formula="of:=+[.C13]*[.D13]/100/100/100" office:value-type="float" office:value="0.3926875" calcext:value-type="float">
            <text:p>0.393</text:p>
          </table:table-cell>
          <table:table-cell table:style-name="ce11" table:formula="of:=+[.C13]*[.D13]/1000/1000/1000" office:value-type="float" office:value="0.0003926875" calcext:value-type="float">
            <text:p>392.688E-06</text:p>
          </table:table-cell>
          <table:table-cell/>
          <table:table-cell table:style-name="ce13" office:value-type="float" office:value="100000" calcext:value-type="float">
            <text:p>100E+0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+273+[.J13]" office:value-type="float" office:value="278" calcext:value-type="float">
            <text:p>27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style-name="ce11" table:formula="of:=+[.I13]*[.G13]/[.K13]" office:value-type="float" office:value="0.141254496402878" calcext:value-type="float">
            <text:p>141.254E-03</text:p>
          </table:table-cell>
          <table:table-cell table:number-columns-repeated="2"/>
          <table:table-cell table:style-name="ce5" table:formula="of:=+[.$J$13]" office:value-type="float" office:value="5" calcext:value-type="float">
            <text:p>5</text:p>
          </table:table-cell>
          <table:table-cell table:style-name="ce5" table:formula="of:=+[.R13]+273" office:value-type="float" office:value="278" calcext:value-type="float">
            <text:p>278</text:p>
          </table:table-cell>
          <table:table-cell table:style-name="ce13" table:formula="of:=+[.I13]" office:value-type="float" office:value="100000" calcext:value-type="float">
            <text:p>100E+0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3]-[.$E$13]" office:value-type="float" office:value="195" calcext:value-type="float">
            <text:p>19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4]*[.D14]/100/100/100" office:value-type="float" office:value="0.3828703125" calcext:value-type="float">
            <text:p>0.383</text:p>
          </table:table-cell>
          <table:table-cell table:style-name="ce12" table:formula="of:=+[.C14]*[.D14]/1000/1000/1000" office:value-type="float" office:value="0.0003828703125" calcext:value-type="float">
            <text:p>382.870E-06</text:p>
          </table:table-cell>
          <table:table-cell table:style-name="ce12"/>
          <table:table-cell table:style-name="ce14" table:formula="of:=+[.I13]" office:value-type="float" office:value="100000" calcext:value-type="float">
            <text:p>100E+03</text:p>
          </table:table-cell>
          <table:table-cell table:style-name="ce7" table:formula="of:=+[.K14]-273" office:value-type="float" office:value="-1.94999999999999" calcext:value-type="float">
            <text:p>-2</text:p>
          </table:table-cell>
          <table:table-cell table:style-name="ce7" table:formula="of:=+[.I14]*[.G14]/[.O14]" office:value-type="float" office:value="271.05" calcext:value-type="float">
            <text:p>271</text:p>
          </table:table-cell>
          <table:table-cell table:style-name="ce7" table:formula="of:=+[.E14]*[.I14]/1000" office:value-type="float" office:value="500" calcext:value-type="float">
            <text:p>500</text:p>
          </table:table-cell>
          <table:table-cell table:style-name="ce10" table:formula="of:=+[.L14]/[.K14]" office:value-type="float" office:value="1.84467810367091" calcext:value-type="float">
            <text:p>1.845</text:p>
          </table:table-cell>
          <table:table-cell table:style-name="Default"/>
          <table:table-cell table:style-name="ce18" table:formula="of:=+[.O13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4]+273" office:value-type="float" office:value="278" calcext:value-type="float">
            <text:p>278</text:p>
          </table:table-cell>
          <table:table-cell table:style-name="ce20" table:formula="of:=+[.O14]/[.G14]*[.S14]" office:value-type="float" office:value="102564.102564103" calcext:value-type="float">
            <text:p>103E+03</text:p>
          </table:table-cell>
          <table:table-cell table:style-name="ce7" table:formula="of:=+[.E14]*[.T14]/1000" office:value-type="float" office:value="512.820512820513" calcext:value-type="float">
            <text:p>513</text:p>
          </table:table-cell>
          <table:table-cell table:style-name="ce10" table:formula="of:=+[.U14]/[.S14]" office:value-type="float" office:value="1.84467810367091" calcext:value-type="float">
            <text:p>1.84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4]-[.$E$13]" office:value-type="float" office:value="190" calcext:value-type="float">
            <text:p>19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5]*[.D15]/100/100/100" office:value-type="float" office:value="0.373053125" calcext:value-type="float">
            <text:p>0.373</text:p>
          </table:table-cell>
          <table:table-cell table:style-name="ce12" table:formula="of:=+[.C15]*[.D15]/1000/1000/1000" office:value-type="float" office:value="0.000373053125" calcext:value-type="float">
            <text:p>373.053E-06</text:p>
          </table:table-cell>
          <table:table-cell table:style-name="ce12"/>
          <table:table-cell table:style-name="ce14" table:formula="of:=+[.I14]" office:value-type="float" office:value="100000" calcext:value-type="float">
            <text:p>100E+03</text:p>
          </table:table-cell>
          <table:table-cell table:style-name="ce7" table:formula="of:=+[.K15]-273" office:value-type="float" office:value="-8.90000000000003" calcext:value-type="float">
            <text:p>-9</text:p>
          </table:table-cell>
          <table:table-cell table:style-name="ce7" table:formula="of:=+[.I15]*[.G15]/[.O15]" office:value-type="float" office:value="264.1" calcext:value-type="float">
            <text:p>264</text:p>
          </table:table-cell>
          <table:table-cell table:style-name="ce7" table:formula="of:=+[.E15]*[.I15]/1000" office:value-type="float" office:value="500" calcext:value-type="float">
            <text:p>500</text:p>
          </table:table-cell>
          <table:table-cell table:style-name="ce10" table:formula="of:=+[.L15]/[.K15]" office:value-type="float" office:value="1.89322226429383" calcext:value-type="float">
            <text:p>1.893</text:p>
          </table:table-cell>
          <table:table-cell table:style-name="Default"/>
          <table:table-cell table:style-name="ce18" table:formula="of:=+[.O14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5]+273" office:value-type="float" office:value="278" calcext:value-type="float">
            <text:p>278</text:p>
          </table:table-cell>
          <table:table-cell table:style-name="ce20" table:formula="of:=+[.O15]/[.G15]*[.S15]" office:value-type="float" office:value="105263.157894737" calcext:value-type="float">
            <text:p>105E+03</text:p>
          </table:table-cell>
          <table:table-cell table:style-name="ce7" table:formula="of:=+[.E15]*[.T15]/1000" office:value-type="float" office:value="526.315789473684" calcext:value-type="float">
            <text:p>526</text:p>
          </table:table-cell>
          <table:table-cell table:style-name="ce10" table:formula="of:=+[.U15]/[.S15]" office:value-type="float" office:value="1.89322226429383" calcext:value-type="float">
            <text:p>1.89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5]-[.$E$13]" office:value-type="float" office:value="185" calcext:value-type="float">
            <text:p>18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6]*[.D16]/100/100/100" office:value-type="float" office:value="0.3632359375" calcext:value-type="float">
            <text:p>0.363</text:p>
          </table:table-cell>
          <table:table-cell table:style-name="ce12" table:formula="of:=+[.C16]*[.D16]/1000/1000/1000" office:value-type="float" office:value="0.0003632359375" calcext:value-type="float">
            <text:p>363.236E-06</text:p>
          </table:table-cell>
          <table:table-cell table:style-name="ce12"/>
          <table:table-cell table:style-name="ce14" table:formula="of:=+[.I15]" office:value-type="float" office:value="100000" calcext:value-type="float">
            <text:p>100E+03</text:p>
          </table:table-cell>
          <table:table-cell table:style-name="ce7" table:formula="of:=+[.K16]-273" office:value-type="float" office:value="-15.85" calcext:value-type="float">
            <text:p>-16</text:p>
          </table:table-cell>
          <table:table-cell table:style-name="ce7" table:formula="of:=+[.I16]*[.G16]/[.O16]" office:value-type="float" office:value="257.15" calcext:value-type="float">
            <text:p>257</text:p>
          </table:table-cell>
          <table:table-cell table:style-name="ce7" table:formula="of:=+[.E16]*[.I16]/1000" office:value-type="float" office:value="500" calcext:value-type="float">
            <text:p>500</text:p>
          </table:table-cell>
          <table:table-cell table:style-name="ce10" table:formula="of:=+[.L16]/[.K16]" office:value-type="float" office:value="1.94439043359907" calcext:value-type="float">
            <text:p>1.944</text:p>
          </table:table-cell>
          <table:table-cell table:style-name="Default"/>
          <table:table-cell table:style-name="ce18" table:formula="of:=+[.O15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6]+273" office:value-type="float" office:value="278" calcext:value-type="float">
            <text:p>278</text:p>
          </table:table-cell>
          <table:table-cell table:style-name="ce20" table:formula="of:=+[.O16]/[.G16]*[.S16]" office:value-type="float" office:value="108108.108108108" calcext:value-type="float">
            <text:p>108E+03</text:p>
          </table:table-cell>
          <table:table-cell table:style-name="ce7" table:formula="of:=+[.E16]*[.T16]/1000" office:value-type="float" office:value="540.540540540541" calcext:value-type="float">
            <text:p>541</text:p>
          </table:table-cell>
          <table:table-cell table:style-name="ce10" table:formula="of:=+[.U16]/[.S16]" office:value-type="float" office:value="1.94439043359907" calcext:value-type="float">
            <text:p>1.9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6]-[.$E$13]" office:value-type="float" office:value="180" calcext:value-type="float">
            <text:p>18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7]*[.D17]/100/100/100" office:value-type="float" office:value="0.35341875" calcext:value-type="float">
            <text:p>0.353</text:p>
          </table:table-cell>
          <table:table-cell table:style-name="ce12" table:formula="of:=+[.C17]*[.D17]/1000/1000/1000" office:value-type="float" office:value="0.00035341875" calcext:value-type="float">
            <text:p>353.419E-06</text:p>
          </table:table-cell>
          <table:table-cell table:style-name="ce12"/>
          <table:table-cell table:style-name="ce14" table:formula="of:=+[.I16]" office:value-type="float" office:value="100000" calcext:value-type="float">
            <text:p>100E+03</text:p>
          </table:table-cell>
          <table:table-cell table:style-name="ce7" table:formula="of:=+[.K17]-273" office:value-type="float" office:value="-22.8" calcext:value-type="float">
            <text:p>-23</text:p>
          </table:table-cell>
          <table:table-cell table:style-name="ce7" table:formula="of:=+[.I17]*[.G17]/[.O17]" office:value-type="float" office:value="250.2" calcext:value-type="float">
            <text:p>250</text:p>
          </table:table-cell>
          <table:table-cell table:style-name="ce7" table:formula="of:=+[.E17]*[.I17]/1000" office:value-type="float" office:value="500" calcext:value-type="float">
            <text:p>500</text:p>
          </table:table-cell>
          <table:table-cell table:style-name="ce10" table:formula="of:=+[.L17]/[.K17]" office:value-type="float" office:value="1.99840127897682" calcext:value-type="float">
            <text:p>1.998</text:p>
          </table:table-cell>
          <table:table-cell table:style-name="Default"/>
          <table:table-cell table:style-name="ce18" table:formula="of:=+[.O16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7]+273" office:value-type="float" office:value="278" calcext:value-type="float">
            <text:p>278</text:p>
          </table:table-cell>
          <table:table-cell table:style-name="ce20" table:formula="of:=+[.O17]/[.G17]*[.S17]" office:value-type="float" office:value="111111.111111111" calcext:value-type="float">
            <text:p>111E+03</text:p>
          </table:table-cell>
          <table:table-cell table:style-name="ce7" table:formula="of:=+[.E17]*[.T17]/1000" office:value-type="float" office:value="555.555555555556" calcext:value-type="float">
            <text:p>556</text:p>
          </table:table-cell>
          <table:table-cell table:style-name="ce10" table:formula="of:=+[.U17]/[.S17]" office:value-type="float" office:value="1.99840127897682" calcext:value-type="float">
            <text:p>1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7]-[.$E$13]" office:value-type="float" office:value="175" calcext:value-type="float">
            <text:p>17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8]*[.D18]/100/100/100" office:value-type="float" office:value="0.3436015625" calcext:value-type="float">
            <text:p>0.344</text:p>
          </table:table-cell>
          <table:table-cell table:style-name="ce12" table:formula="of:=+[.C18]*[.D18]/1000/1000/1000" office:value-type="float" office:value="0.0003436015625" calcext:value-type="float">
            <text:p>343.602E-06</text:p>
          </table:table-cell>
          <table:table-cell table:style-name="ce12"/>
          <table:table-cell table:style-name="ce14" table:formula="of:=+[.I17]" office:value-type="float" office:value="100000" calcext:value-type="float">
            <text:p>100E+03</text:p>
          </table:table-cell>
          <table:table-cell table:style-name="ce7" table:formula="of:=+[.K18]-273" office:value-type="float" office:value="-29.7500000000001" calcext:value-type="float">
            <text:p>-30</text:p>
          </table:table-cell>
          <table:table-cell table:style-name="ce7" table:formula="of:=+[.I18]*[.G18]/[.O18]" office:value-type="float" office:value="243.25" calcext:value-type="float">
            <text:p>243</text:p>
          </table:table-cell>
          <table:table-cell table:style-name="ce7" table:formula="of:=+[.E18]*[.I18]/1000" office:value-type="float" office:value="500" calcext:value-type="float">
            <text:p>500</text:p>
          </table:table-cell>
          <table:table-cell table:style-name="ce10" table:formula="of:=+[.L18]/[.K18]" office:value-type="float" office:value="2.05549845837616" calcext:value-type="float">
            <text:p>2.055</text:p>
          </table:table-cell>
          <table:table-cell table:style-name="Default"/>
          <table:table-cell table:style-name="ce18" table:formula="of:=+[.O17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8]+273" office:value-type="float" office:value="278" calcext:value-type="float">
            <text:p>278</text:p>
          </table:table-cell>
          <table:table-cell table:style-name="ce20" table:formula="of:=+[.O18]/[.G18]*[.S18]" office:value-type="float" office:value="114285.714285714" calcext:value-type="float">
            <text:p>114E+03</text:p>
          </table:table-cell>
          <table:table-cell table:style-name="ce7" table:formula="of:=+[.E18]*[.T18]/1000" office:value-type="float" office:value="571.428571428571" calcext:value-type="float">
            <text:p>571</text:p>
          </table:table-cell>
          <table:table-cell table:style-name="ce10" table:formula="of:=+[.U18]/[.S18]" office:value-type="float" office:value="2.05549845837616" calcext:value-type="float">
            <text:p>2.05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8]-[.$E$13]" office:value-type="float" office:value="170" calcext:value-type="float">
            <text:p>17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9]*[.D19]/100/100/100" office:value-type="float" office:value="0.333784375" calcext:value-type="float">
            <text:p>0.334</text:p>
          </table:table-cell>
          <table:table-cell table:style-name="ce12" table:formula="of:=+[.C19]*[.D19]/1000/1000/1000" office:value-type="float" office:value="0.000333784375" calcext:value-type="float">
            <text:p>333.784E-06</text:p>
          </table:table-cell>
          <table:table-cell table:style-name="ce12"/>
          <table:table-cell table:style-name="ce14" table:formula="of:=+[.I18]" office:value-type="float" office:value="100000" calcext:value-type="float">
            <text:p>100E+03</text:p>
          </table:table-cell>
          <table:table-cell table:style-name="ce7" table:formula="of:=+[.K19]-273" office:value-type="float" office:value="-36.7" calcext:value-type="float">
            <text:p>-37</text:p>
          </table:table-cell>
          <table:table-cell table:style-name="ce7" table:formula="of:=+[.I19]*[.G19]/[.O19]" office:value-type="float" office:value="236.3" calcext:value-type="float">
            <text:p>236</text:p>
          </table:table-cell>
          <table:table-cell table:style-name="ce7" table:formula="of:=+[.E19]*[.I19]/1000" office:value-type="float" office:value="500" calcext:value-type="float">
            <text:p>500</text:p>
          </table:table-cell>
          <table:table-cell table:style-name="ce10" table:formula="of:=+[.L19]/[.K19]" office:value-type="float" office:value="2.11595429538722" calcext:value-type="float">
            <text:p>2.116</text:p>
          </table:table-cell>
          <table:table-cell table:style-name="Default"/>
          <table:table-cell table:style-name="ce18" table:formula="of:=+[.O18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9]+273" office:value-type="float" office:value="278" calcext:value-type="float">
            <text:p>278</text:p>
          </table:table-cell>
          <table:table-cell table:style-name="ce20" table:formula="of:=+[.O19]/[.G19]*[.S19]" office:value-type="float" office:value="117647.058823529" calcext:value-type="float">
            <text:p>118E+03</text:p>
          </table:table-cell>
          <table:table-cell table:style-name="ce7" table:formula="of:=+[.E19]*[.T19]/1000" office:value-type="float" office:value="588.235294117647" calcext:value-type="float">
            <text:p>588</text:p>
          </table:table-cell>
          <table:table-cell table:style-name="ce10" table:formula="of:=+[.U19]/[.S19]" office:value-type="float" office:value="2.11595429538722" calcext:value-type="float">
            <text:p>2.11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9]-[.$E$13]" office:value-type="float" office:value="165" calcext:value-type="float">
            <text:p>16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0]*[.D20]/100/100/100" office:value-type="float" office:value="0.3239671875" calcext:value-type="float">
            <text:p>0.324</text:p>
          </table:table-cell>
          <table:table-cell table:style-name="ce12" table:formula="of:=+[.C20]*[.D20]/1000/1000/1000" office:value-type="float" office:value="0.0003239671875" calcext:value-type="float">
            <text:p>323.967E-06</text:p>
          </table:table-cell>
          <table:table-cell table:style-name="ce12"/>
          <table:table-cell table:style-name="ce14" table:formula="of:=+[.I19]" office:value-type="float" office:value="100000" calcext:value-type="float">
            <text:p>100E+03</text:p>
          </table:table-cell>
          <table:table-cell table:style-name="ce7" table:formula="of:=+[.K20]-273" office:value-type="float" office:value="-43.65" calcext:value-type="float">
            <text:p>-44</text:p>
          </table:table-cell>
          <table:table-cell table:style-name="ce7" table:formula="of:=+[.I20]*[.G20]/[.O20]" office:value-type="float" office:value="229.35" calcext:value-type="float">
            <text:p>229</text:p>
          </table:table-cell>
          <table:table-cell table:style-name="ce7" table:formula="of:=+[.E20]*[.I20]/1000" office:value-type="float" office:value="500" calcext:value-type="float">
            <text:p>500</text:p>
          </table:table-cell>
          <table:table-cell table:style-name="ce10" table:formula="of:=+[.L20]/[.K20]" office:value-type="float" office:value="2.18007412252017" calcext:value-type="float">
            <text:p>2.180</text:p>
          </table:table-cell>
          <table:table-cell table:style-name="Default"/>
          <table:table-cell table:style-name="ce18" table:formula="of:=+[.O19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0]+273" office:value-type="float" office:value="278" calcext:value-type="float">
            <text:p>278</text:p>
          </table:table-cell>
          <table:table-cell table:style-name="ce20" table:formula="of:=+[.O20]/[.G20]*[.S20]" office:value-type="float" office:value="121212.121212121" calcext:value-type="float">
            <text:p>121E+03</text:p>
          </table:table-cell>
          <table:table-cell table:style-name="ce7" table:formula="of:=+[.E20]*[.T20]/1000" office:value-type="float" office:value="606.060606060606" calcext:value-type="float">
            <text:p>606</text:p>
          </table:table-cell>
          <table:table-cell table:style-name="ce10" table:formula="of:=+[.U20]/[.S20]" office:value-type="float" office:value="2.18007412252017" calcext:value-type="float">
            <text:p>2.18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0]-[.$E$13]" office:value-type="float" office:value="160" calcext:value-type="float">
            <text:p>16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1]*[.D21]/100/100/100" office:value-type="float" office:value="0.31415" calcext:value-type="float">
            <text:p>0.314</text:p>
          </table:table-cell>
          <table:table-cell table:style-name="ce12" table:formula="of:=+[.C21]*[.D21]/1000/1000/1000" office:value-type="float" office:value="0.00031415" calcext:value-type="float">
            <text:p>314.150E-06</text:p>
          </table:table-cell>
          <table:table-cell table:style-name="ce12"/>
          <table:table-cell table:style-name="ce14" table:formula="of:=+[.I20]" office:value-type="float" office:value="100000" calcext:value-type="float">
            <text:p>100E+03</text:p>
          </table:table-cell>
          <table:table-cell table:style-name="ce7" table:formula="of:=+[.K21]-273" office:value-type="float" office:value="-50.6000000000001" calcext:value-type="float">
            <text:p>-51</text:p>
          </table:table-cell>
          <table:table-cell table:style-name="ce7" table:formula="of:=+[.I21]*[.G21]/[.O21]" office:value-type="float" office:value="222.4" calcext:value-type="float">
            <text:p>222</text:p>
          </table:table-cell>
          <table:table-cell table:style-name="ce7" table:formula="of:=+[.E21]*[.I21]/1000" office:value-type="float" office:value="500" calcext:value-type="float">
            <text:p>500</text:p>
          </table:table-cell>
          <table:table-cell table:style-name="ce10" table:formula="of:=+[.L21]/[.K21]" office:value-type="float" office:value="2.24820143884892" calcext:value-type="float">
            <text:p>2.248</text:p>
          </table:table-cell>
          <table:table-cell table:style-name="Default"/>
          <table:table-cell table:style-name="ce18" table:formula="of:=+[.O20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1]+273" office:value-type="float" office:value="278" calcext:value-type="float">
            <text:p>278</text:p>
          </table:table-cell>
          <table:table-cell table:style-name="ce20" table:formula="of:=+[.O21]/[.G21]*[.S21]" office:value-type="float" office:value="125000" calcext:value-type="float">
            <text:p>125E+03</text:p>
          </table:table-cell>
          <table:table-cell table:style-name="ce7" table:formula="of:=+[.E21]*[.T21]/1000" office:value-type="float" office:value="625" calcext:value-type="float">
            <text:p>625</text:p>
          </table:table-cell>
          <table:table-cell table:style-name="ce10" table:formula="of:=+[.U21]/[.S21]" office:value-type="float" office:value="2.24820143884892" calcext:value-type="float">
            <text:p>2.24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1]-[.$E$13]" office:value-type="float" office:value="155" calcext:value-type="float">
            <text:p>15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2]*[.D22]/100/100/100" office:value-type="float" office:value="0.3043328125" calcext:value-type="float">
            <text:p>0.304</text:p>
          </table:table-cell>
          <table:table-cell table:style-name="ce12" table:formula="of:=+[.C22]*[.D22]/1000/1000/1000" office:value-type="float" office:value="0.0003043328125" calcext:value-type="float">
            <text:p>304.333E-06</text:p>
          </table:table-cell>
          <table:table-cell table:style-name="ce12"/>
          <table:table-cell table:style-name="ce14" table:formula="of:=+[.I21]" office:value-type="float" office:value="100000" calcext:value-type="float">
            <text:p>100E+03</text:p>
          </table:table-cell>
          <table:table-cell table:style-name="ce7" table:formula="of:=+[.K22]-273" office:value-type="float" office:value="-57.55" calcext:value-type="float">
            <text:p>-58</text:p>
          </table:table-cell>
          <table:table-cell table:style-name="ce7" table:formula="of:=+[.I22]*[.G22]/[.O22]" office:value-type="float" office:value="215.45" calcext:value-type="float">
            <text:p>215</text:p>
          </table:table-cell>
          <table:table-cell table:style-name="ce7" table:formula="of:=+[.E22]*[.I22]/1000" office:value-type="float" office:value="500" calcext:value-type="float">
            <text:p>500</text:p>
          </table:table-cell>
          <table:table-cell table:style-name="ce10" table:formula="of:=+[.L22]/[.K22]" office:value-type="float" office:value="2.32072406590856" calcext:value-type="float">
            <text:p>2.321</text:p>
          </table:table-cell>
          <table:table-cell table:style-name="Default"/>
          <table:table-cell table:style-name="ce18" table:formula="of:=+[.O21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2]+273" office:value-type="float" office:value="278" calcext:value-type="float">
            <text:p>278</text:p>
          </table:table-cell>
          <table:table-cell table:style-name="ce20" table:formula="of:=+[.O22]/[.G22]*[.S22]" office:value-type="float" office:value="129032.258064516" calcext:value-type="float">
            <text:p>129E+03</text:p>
          </table:table-cell>
          <table:table-cell table:style-name="ce7" table:formula="of:=+[.E22]*[.T22]/1000" office:value-type="float" office:value="645.161290322581" calcext:value-type="float">
            <text:p>645</text:p>
          </table:table-cell>
          <table:table-cell table:style-name="ce10" table:formula="of:=+[.U22]/[.S22]" office:value-type="float" office:value="2.32072406590856" calcext:value-type="float">
            <text:p>2.32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2]-[.$E$13]" office:value-type="float" office:value="150" calcext:value-type="float">
            <text:p>15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3]*[.D23]/100/100/100" office:value-type="float" office:value="0.294515625" calcext:value-type="float">
            <text:p>0.295</text:p>
          </table:table-cell>
          <table:table-cell table:style-name="ce12" table:formula="of:=+[.C23]*[.D23]/1000/1000/1000" office:value-type="float" office:value="0.000294515625" calcext:value-type="float">
            <text:p>294.516E-06</text:p>
          </table:table-cell>
          <table:table-cell table:style-name="ce12"/>
          <table:table-cell table:style-name="ce14" table:formula="of:=+[.I22]" office:value-type="float" office:value="100000" calcext:value-type="float">
            <text:p>100E+03</text:p>
          </table:table-cell>
          <table:table-cell table:style-name="ce7" table:formula="of:=+[.K23]-273" office:value-type="float" office:value="-64.5" calcext:value-type="float">
            <text:p>-65</text:p>
          </table:table-cell>
          <table:table-cell table:style-name="ce7" table:formula="of:=+[.I23]*[.G23]/[.O23]" office:value-type="float" office:value="208.5" calcext:value-type="float">
            <text:p>209</text:p>
          </table:table-cell>
          <table:table-cell table:style-name="ce7" table:formula="of:=+[.E23]*[.I23]/1000" office:value-type="float" office:value="500" calcext:value-type="float">
            <text:p>500</text:p>
          </table:table-cell>
          <table:table-cell table:style-name="ce10" table:formula="of:=+[.L23]/[.K23]" office:value-type="float" office:value="2.39808153477218" calcext:value-type="float">
            <text:p>2.398</text:p>
          </table:table-cell>
          <table:table-cell table:style-name="Default"/>
          <table:table-cell table:style-name="ce18" table:formula="of:=+[.O22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3]+273" office:value-type="float" office:value="278" calcext:value-type="float">
            <text:p>278</text:p>
          </table:table-cell>
          <table:table-cell table:style-name="ce20" table:formula="of:=+[.O23]/[.G23]*[.S23]" office:value-type="float" office:value="133333.333333333" calcext:value-type="float">
            <text:p>133E+03</text:p>
          </table:table-cell>
          <table:table-cell table:style-name="ce7" table:formula="of:=+[.E23]*[.T23]/1000" office:value-type="float" office:value="666.666666666667" calcext:value-type="float">
            <text:p>667</text:p>
          </table:table-cell>
          <table:table-cell table:style-name="ce10" table:formula="of:=+[.U23]/[.S23]" office:value-type="float" office:value="2.39808153477218" calcext:value-type="float">
            <text:p>2.3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3]-[.$E$13]" office:value-type="float" office:value="145" calcext:value-type="float">
            <text:p>14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4]*[.D24]/100/100/100" office:value-type="float" office:value="0.2846984375" calcext:value-type="float">
            <text:p>0.285</text:p>
          </table:table-cell>
          <table:table-cell table:style-name="ce12" table:formula="of:=+[.C24]*[.D24]/1000/1000/1000" office:value-type="float" office:value="0.0002846984375" calcext:value-type="float">
            <text:p>284.698E-06</text:p>
          </table:table-cell>
          <table:table-cell table:style-name="ce12"/>
          <table:table-cell table:style-name="ce14" table:formula="of:=+[.I23]" office:value-type="float" office:value="100000" calcext:value-type="float">
            <text:p>100E+03</text:p>
          </table:table-cell>
          <table:table-cell table:style-name="ce7" table:formula="of:=+[.K24]-273" office:value-type="float" office:value="-71.45" calcext:value-type="float">
            <text:p>-71</text:p>
          </table:table-cell>
          <table:table-cell table:style-name="ce7" table:formula="of:=+[.I24]*[.G24]/[.O24]" office:value-type="float" office:value="201.55" calcext:value-type="float">
            <text:p>202</text:p>
          </table:table-cell>
          <table:table-cell table:style-name="ce7" table:formula="of:=+[.E24]*[.I24]/1000" office:value-type="float" office:value="500" calcext:value-type="float">
            <text:p>500</text:p>
          </table:table-cell>
          <table:table-cell table:style-name="ce10" table:formula="of:=+[.L24]/[.K24]" office:value-type="float" office:value="2.48077400148846" calcext:value-type="float">
            <text:p>2.481</text:p>
          </table:table-cell>
          <table:table-cell table:style-name="Default"/>
          <table:table-cell table:style-name="ce18" table:formula="of:=+[.O23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4]+273" office:value-type="float" office:value="278" calcext:value-type="float">
            <text:p>278</text:p>
          </table:table-cell>
          <table:table-cell table:style-name="ce20" table:formula="of:=+[.O24]/[.G24]*[.S24]" office:value-type="float" office:value="137931.034482759" calcext:value-type="float">
            <text:p>138E+03</text:p>
          </table:table-cell>
          <table:table-cell table:style-name="ce7" table:formula="of:=+[.E24]*[.T24]/1000" office:value-type="float" office:value="689.655172413793" calcext:value-type="float">
            <text:p>690</text:p>
          </table:table-cell>
          <table:table-cell table:style-name="ce10" table:formula="of:=+[.U24]/[.S24]" office:value-type="float" office:value="2.48077400148846" calcext:value-type="float">
            <text:p>2.48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4]-[.$E$13]" office:value-type="float" office:value="140" calcext:value-type="float">
            <text:p>14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5]*[.D25]/100/100/100" office:value-type="float" office:value="0.27488125" calcext:value-type="float">
            <text:p>0.275</text:p>
          </table:table-cell>
          <table:table-cell table:style-name="ce12" table:formula="of:=+[.C25]*[.D25]/1000/1000/1000" office:value-type="float" office:value="0.00027488125" calcext:value-type="float">
            <text:p>274.881E-06</text:p>
          </table:table-cell>
          <table:table-cell table:style-name="ce12"/>
          <table:table-cell table:style-name="ce14" table:formula="of:=+[.I24]" office:value-type="float" office:value="100000" calcext:value-type="float">
            <text:p>100E+03</text:p>
          </table:table-cell>
          <table:table-cell table:style-name="ce7" table:formula="of:=+[.K25]-273" office:value-type="float" office:value="-78.4" calcext:value-type="float">
            <text:p>-78</text:p>
          </table:table-cell>
          <table:table-cell table:style-name="ce7" table:formula="of:=+[.I25]*[.G25]/[.O25]" office:value-type="float" office:value="194.6" calcext:value-type="float">
            <text:p>195</text:p>
          </table:table-cell>
          <table:table-cell table:style-name="ce7" table:formula="of:=+[.E25]*[.I25]/1000" office:value-type="float" office:value="500" calcext:value-type="float">
            <text:p>500</text:p>
          </table:table-cell>
          <table:table-cell table:style-name="ce10" table:formula="of:=+[.L25]/[.K25]" office:value-type="float" office:value="2.5693730729702" calcext:value-type="float">
            <text:p>2.569</text:p>
          </table:table-cell>
          <table:table-cell table:style-name="Default"/>
          <table:table-cell table:style-name="ce18" table:formula="of:=+[.O24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5]+273" office:value-type="float" office:value="278" calcext:value-type="float">
            <text:p>278</text:p>
          </table:table-cell>
          <table:table-cell table:style-name="ce20" table:formula="of:=+[.O25]/[.G25]*[.S25]" office:value-type="float" office:value="142857.142857143" calcext:value-type="float">
            <text:p>143E+03</text:p>
          </table:table-cell>
          <table:table-cell table:style-name="ce7" table:formula="of:=+[.E25]*[.T25]/1000" office:value-type="float" office:value="714.285714285714" calcext:value-type="float">
            <text:p>714</text:p>
          </table:table-cell>
          <table:table-cell table:style-name="ce10" table:formula="of:=+[.U25]/[.S25]" office:value-type="float" office:value="2.56937307297019" calcext:value-type="float">
            <text:p>2.56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5]-[.$E$13]" office:value-type="float" office:value="135" calcext:value-type="float">
            <text:p>13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6]*[.D26]/100/100/100" office:value-type="float" office:value="0.2650640625" calcext:value-type="float">
            <text:p>0.265</text:p>
          </table:table-cell>
          <table:table-cell table:style-name="ce12" table:formula="of:=+[.C26]*[.D26]/1000/1000/1000" office:value-type="float" office:value="0.0002650640625" calcext:value-type="float">
            <text:p>265.064E-06</text:p>
          </table:table-cell>
          <table:table-cell table:style-name="ce12"/>
          <table:table-cell table:style-name="ce14" table:formula="of:=+[.I25]" office:value-type="float" office:value="100000" calcext:value-type="float">
            <text:p>100E+03</text:p>
          </table:table-cell>
          <table:table-cell table:style-name="ce7" table:formula="of:=+[.K26]-273" office:value-type="float" office:value="-85.35" calcext:value-type="float">
            <text:p>-85</text:p>
          </table:table-cell>
          <table:table-cell table:style-name="ce7" table:formula="of:=+[.I26]*[.G26]/[.O26]" office:value-type="float" office:value="187.65" calcext:value-type="float">
            <text:p>188</text:p>
          </table:table-cell>
          <table:table-cell table:style-name="ce7" table:formula="of:=+[.E26]*[.I26]/1000" office:value-type="float" office:value="500" calcext:value-type="float">
            <text:p>500</text:p>
          </table:table-cell>
          <table:table-cell table:style-name="ce10" table:formula="of:=+[.L26]/[.K26]" office:value-type="float" office:value="2.66453503863576" calcext:value-type="float">
            <text:p>2.665</text:p>
          </table:table-cell>
          <table:table-cell table:style-name="Default"/>
          <table:table-cell table:style-name="ce18" table:formula="of:=+[.O25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6]+273" office:value-type="float" office:value="278" calcext:value-type="float">
            <text:p>278</text:p>
          </table:table-cell>
          <table:table-cell table:style-name="ce20" table:formula="of:=+[.O26]/[.G26]*[.S26]" office:value-type="float" office:value="148148.148148148" calcext:value-type="float">
            <text:p>148E+03</text:p>
          </table:table-cell>
          <table:table-cell table:style-name="ce7" table:formula="of:=+[.E26]*[.T26]/1000" office:value-type="float" office:value="740.740740740741" calcext:value-type="float">
            <text:p>741</text:p>
          </table:table-cell>
          <table:table-cell table:style-name="ce10" table:formula="of:=+[.U26]/[.S26]" office:value-type="float" office:value="2.66453503863576" calcext:value-type="float">
            <text:p>2.66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6]-[.$E$13]" office:value-type="float" office:value="130" calcext:value-type="float">
            <text:p>13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7]*[.D27]/100/100/100" office:value-type="float" office:value="0.255246875" calcext:value-type="float">
            <text:p>0.255</text:p>
          </table:table-cell>
          <table:table-cell table:style-name="ce12" table:formula="of:=+[.C27]*[.D27]/1000/1000/1000" office:value-type="float" office:value="0.000255246875" calcext:value-type="float">
            <text:p>255.247E-06</text:p>
          </table:table-cell>
          <table:table-cell table:style-name="ce12"/>
          <table:table-cell table:style-name="ce14" table:formula="of:=+[.I26]" office:value-type="float" office:value="100000" calcext:value-type="float">
            <text:p>100E+03</text:p>
          </table:table-cell>
          <table:table-cell table:style-name="ce7" table:formula="of:=+[.K27]-273" office:value-type="float" office:value="-92.3" calcext:value-type="float">
            <text:p>-92</text:p>
          </table:table-cell>
          <table:table-cell table:style-name="ce7" table:formula="of:=+[.I27]*[.G27]/[.O27]" office:value-type="float" office:value="180.7" calcext:value-type="float">
            <text:p>181</text:p>
          </table:table-cell>
          <table:table-cell table:style-name="ce7" table:formula="of:=+[.E27]*[.I27]/1000" office:value-type="float" office:value="500" calcext:value-type="float">
            <text:p>500</text:p>
          </table:table-cell>
          <table:table-cell table:style-name="ce10" table:formula="of:=+[.L27]/[.K27]" office:value-type="float" office:value="2.76701715550636" calcext:value-type="float">
            <text:p>2.767</text:p>
          </table:table-cell>
          <table:table-cell table:style-name="Default"/>
          <table:table-cell table:style-name="ce18" table:formula="of:=+[.O26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7]+273" office:value-type="float" office:value="278" calcext:value-type="float">
            <text:p>278</text:p>
          </table:table-cell>
          <table:table-cell table:style-name="ce20" table:formula="of:=+[.O27]/[.G27]*[.S27]" office:value-type="float" office:value="153846.153846154" calcext:value-type="float">
            <text:p>154E+03</text:p>
          </table:table-cell>
          <table:table-cell table:style-name="ce7" table:formula="of:=+[.E27]*[.T27]/1000" office:value-type="float" office:value="769.23076923077" calcext:value-type="float">
            <text:p>769</text:p>
          </table:table-cell>
          <table:table-cell table:style-name="ce10" table:formula="of:=+[.U27]/[.S27]" office:value-type="float" office:value="2.76701715550637" calcext:value-type="float">
            <text:p>2.76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7]-[.$E$13]" office:value-type="float" office:value="125" calcext:value-type="float">
            <text:p>12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8]*[.D28]/100/100/100" office:value-type="float" office:value="0.2454296875" calcext:value-type="float">
            <text:p>0.245</text:p>
          </table:table-cell>
          <table:table-cell table:style-name="ce12" table:formula="of:=+[.C28]*[.D28]/1000/1000/1000" office:value-type="float" office:value="0.0002454296875" calcext:value-type="float">
            <text:p>245.430E-06</text:p>
          </table:table-cell>
          <table:table-cell table:style-name="ce12"/>
          <table:table-cell table:style-name="ce14" table:formula="of:=+[.I27]" office:value-type="float" office:value="100000" calcext:value-type="float">
            <text:p>100E+03</text:p>
          </table:table-cell>
          <table:table-cell table:style-name="ce7" table:formula="of:=+[.K28]-273" office:value-type="float" office:value="-99.25" calcext:value-type="float">
            <text:p>-99</text:p>
          </table:table-cell>
          <table:table-cell table:style-name="ce7" table:formula="of:=+[.I28]*[.G28]/[.O28]" office:value-type="float" office:value="173.75" calcext:value-type="float">
            <text:p>174</text:p>
          </table:table-cell>
          <table:table-cell table:style-name="ce7" table:formula="of:=+[.E28]*[.I28]/1000" office:value-type="float" office:value="500" calcext:value-type="float">
            <text:p>500</text:p>
          </table:table-cell>
          <table:table-cell table:style-name="ce10" table:formula="of:=+[.L28]/[.K28]" office:value-type="float" office:value="2.87769784172662" calcext:value-type="float">
            <text:p>2.878</text:p>
          </table:table-cell>
          <table:table-cell table:style-name="Default"/>
          <table:table-cell table:style-name="ce18" table:formula="of:=+[.O27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8]+273" office:value-type="float" office:value="278" calcext:value-type="float">
            <text:p>278</text:p>
          </table:table-cell>
          <table:table-cell table:style-name="ce20" table:formula="of:=+[.O28]/[.G28]*[.S28]" office:value-type="float" office:value="160000" calcext:value-type="float">
            <text:p>160E+03</text:p>
          </table:table-cell>
          <table:table-cell table:style-name="ce7" table:formula="of:=+[.E28]*[.T28]/1000" office:value-type="float" office:value="800" calcext:value-type="float">
            <text:p>800</text:p>
          </table:table-cell>
          <table:table-cell table:style-name="ce10" table:formula="of:=+[.U28]/[.S28]" office:value-type="float" office:value="2.87769784172662" calcext:value-type="float">
            <text:p>2.87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8]-[.$E$13]" office:value-type="float" office:value="120" calcext:value-type="float">
            <text:p>12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9]*[.D29]/100/100/100" office:value-type="float" office:value="0.2356125" calcext:value-type="float">
            <text:p>0.236</text:p>
          </table:table-cell>
          <table:table-cell table:style-name="ce12" table:formula="of:=+[.C29]*[.D29]/1000/1000/1000" office:value-type="float" office:value="0.0002356125" calcext:value-type="float">
            <text:p>235.613E-06</text:p>
          </table:table-cell>
          <table:table-cell table:style-name="ce12"/>
          <table:table-cell table:style-name="ce14" table:formula="of:=+[.I28]" office:value-type="float" office:value="100000" calcext:value-type="float">
            <text:p>100E+03</text:p>
          </table:table-cell>
          <table:table-cell table:style-name="ce7" table:formula="of:=+[.K29]-273" office:value-type="float" office:value="-106.2" calcext:value-type="float">
            <text:p>-106</text:p>
          </table:table-cell>
          <table:table-cell table:style-name="ce7" table:formula="of:=+[.I29]*[.G29]/[.O29]" office:value-type="float" office:value="166.8" calcext:value-type="float">
            <text:p>167</text:p>
          </table:table-cell>
          <table:table-cell table:style-name="ce7" table:formula="of:=+[.E29]*[.I29]/1000" office:value-type="float" office:value="500" calcext:value-type="float">
            <text:p>500</text:p>
          </table:table-cell>
          <table:table-cell table:style-name="ce10" table:formula="of:=+[.L29]/[.K29]" office:value-type="float" office:value="2.99760191846523" calcext:value-type="float">
            <text:p>2.998</text:p>
          </table:table-cell>
          <table:table-cell table:style-name="Default"/>
          <table:table-cell table:style-name="ce18" table:formula="of:=+[.O28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9]+273" office:value-type="float" office:value="278" calcext:value-type="float">
            <text:p>278</text:p>
          </table:table-cell>
          <table:table-cell table:style-name="ce20" table:formula="of:=+[.O29]/[.G29]*[.S29]" office:value-type="float" office:value="166666.666666667" calcext:value-type="float">
            <text:p>167E+03</text:p>
          </table:table-cell>
          <table:table-cell table:style-name="ce7" table:formula="of:=+[.E29]*[.T29]/1000" office:value-type="float" office:value="833.333333333333" calcext:value-type="float">
            <text:p>833</text:p>
          </table:table-cell>
          <table:table-cell table:style-name="ce10" table:formula="of:=+[.U29]/[.S29]" office:value-type="float" office:value="2.99760191846523" calcext:value-type="float">
            <text:p>2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9]-[.$E$13]" office:value-type="float" office:value="115" calcext:value-type="float">
            <text:p>11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0]*[.D30]/100/100/100" office:value-type="float" office:value="0.2257953125" calcext:value-type="float">
            <text:p>0.226</text:p>
          </table:table-cell>
          <table:table-cell table:style-name="ce12" table:formula="of:=+[.C30]*[.D30]/1000/1000/1000" office:value-type="float" office:value="0.0002257953125" calcext:value-type="float">
            <text:p>225.795E-06</text:p>
          </table:table-cell>
          <table:table-cell table:style-name="ce12"/>
          <table:table-cell table:style-name="ce14" table:formula="of:=+[.I29]" office:value-type="float" office:value="100000" calcext:value-type="float">
            <text:p>100E+03</text:p>
          </table:table-cell>
          <table:table-cell table:style-name="ce7" table:formula="of:=+[.K30]-273" office:value-type="float" office:value="-113.15" calcext:value-type="float">
            <text:p>-113</text:p>
          </table:table-cell>
          <table:table-cell table:style-name="ce7" table:formula="of:=+[.I30]*[.G30]/[.O30]" office:value-type="float" office:value="159.85" calcext:value-type="float">
            <text:p>160</text:p>
          </table:table-cell>
          <table:table-cell table:style-name="ce7" table:formula="of:=+[.E30]*[.I30]/1000" office:value-type="float" office:value="500" calcext:value-type="float">
            <text:p>500</text:p>
          </table:table-cell>
          <table:table-cell table:style-name="ce10" table:formula="of:=+[.L30]/[.K30]" office:value-type="float" office:value="3.12793243665937" calcext:value-type="float">
            <text:p>3.128</text:p>
          </table:table-cell>
          <table:table-cell table:style-name="Default"/>
          <table:table-cell table:style-name="ce18" table:formula="of:=+[.O29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0]+273" office:value-type="float" office:value="278" calcext:value-type="float">
            <text:p>278</text:p>
          </table:table-cell>
          <table:table-cell table:style-name="ce20" table:formula="of:=+[.O30]/[.G30]*[.S30]" office:value-type="float" office:value="173913.043478261" calcext:value-type="float">
            <text:p>174E+03</text:p>
          </table:table-cell>
          <table:table-cell table:style-name="ce7" table:formula="of:=+[.E30]*[.T30]/1000" office:value-type="float" office:value="869.565217391305" calcext:value-type="float">
            <text:p>870</text:p>
          </table:table-cell>
          <table:table-cell table:style-name="ce10" table:formula="of:=+[.U30]/[.S30]" office:value-type="float" office:value="3.12793243665937" calcext:value-type="float">
            <text:p>3.12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30]-[.$E$13]" office:value-type="float" office:value="110" calcext:value-type="float">
            <text:p>11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1]*[.D31]/100/100/100" office:value-type="float" office:value="0.215978125" calcext:value-type="float">
            <text:p>0.216</text:p>
          </table:table-cell>
          <table:table-cell table:style-name="ce12" table:formula="of:=+[.C31]*[.D31]/1000/1000/1000" office:value-type="float" office:value="0.000215978125" calcext:value-type="float">
            <text:p>215.978E-06</text:p>
          </table:table-cell>
          <table:table-cell table:style-name="ce12"/>
          <table:table-cell table:style-name="ce14" table:formula="of:=+[.I30]" office:value-type="float" office:value="100000" calcext:value-type="float">
            <text:p>100E+03</text:p>
          </table:table-cell>
          <table:table-cell table:style-name="ce7" table:formula="of:=+[.K31]-273" office:value-type="float" office:value="-120.1" calcext:value-type="float">
            <text:p>-120</text:p>
          </table:table-cell>
          <table:table-cell table:style-name="ce7" table:formula="of:=+[.I31]*[.G31]/[.O31]" office:value-type="float" office:value="152.9" calcext:value-type="float">
            <text:p>153</text:p>
          </table:table-cell>
          <table:table-cell table:style-name="ce7" table:formula="of:=+[.E31]*[.I31]/1000" office:value-type="float" office:value="500" calcext:value-type="float">
            <text:p>500</text:p>
          </table:table-cell>
          <table:table-cell table:style-name="ce10" table:formula="of:=+[.L31]/[.K31]" office:value-type="float" office:value="3.27011118378025" calcext:value-type="float">
            <text:p>3.270</text:p>
          </table:table-cell>
          <table:table-cell table:style-name="Default"/>
          <table:table-cell table:style-name="ce18" table:formula="of:=+[.O30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1]+273" office:value-type="float" office:value="278" calcext:value-type="float">
            <text:p>278</text:p>
          </table:table-cell>
          <table:table-cell table:style-name="ce20" table:formula="of:=+[.O31]/[.G31]*[.S31]" office:value-type="float" office:value="181818.181818182" calcext:value-type="float">
            <text:p>182E+03</text:p>
          </table:table-cell>
          <table:table-cell table:style-name="ce7" table:formula="of:=+[.E31]*[.T31]/1000" office:value-type="float" office:value="909.09090909091" calcext:value-type="float">
            <text:p>909</text:p>
          </table:table-cell>
          <table:table-cell table:style-name="ce10" table:formula="of:=+[.U31]/[.S31]" office:value-type="float" office:value="3.27011118378025" calcext:value-type="float">
            <text:p>3.27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31]-[.$E$13]" office:value-type="float" office:value="105" calcext:value-type="float">
            <text:p>10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2]*[.D32]/100/100/100" office:value-type="float" office:value="0.2061609375" calcext:value-type="float">
            <text:p>0.206</text:p>
          </table:table-cell>
          <table:table-cell table:style-name="ce12" table:formula="of:=+[.C32]*[.D32]/1000/1000/1000" office:value-type="float" office:value="0.0002061609375" calcext:value-type="float">
            <text:p>206.161E-06</text:p>
          </table:table-cell>
          <table:table-cell table:style-name="ce12"/>
          <table:table-cell table:style-name="ce14" table:formula="of:=+[.I31]" office:value-type="float" office:value="100000" calcext:value-type="float">
            <text:p>100E+03</text:p>
          </table:table-cell>
          <table:table-cell table:style-name="ce7" table:formula="of:=+[.K32]-273" office:value-type="float" office:value="-127.05" calcext:value-type="float">
            <text:p>-127</text:p>
          </table:table-cell>
          <table:table-cell table:style-name="ce7" table:formula="of:=+[.I32]*[.G32]/[.O32]" office:value-type="float" office:value="145.95" calcext:value-type="float">
            <text:p>146</text:p>
          </table:table-cell>
          <table:table-cell table:style-name="ce7" table:formula="of:=+[.E32]*[.I32]/1000" office:value-type="float" office:value="500" calcext:value-type="float">
            <text:p>500</text:p>
          </table:table-cell>
          <table:table-cell table:style-name="ce10" table:formula="of:=+[.L32]/[.K32]" office:value-type="float" office:value="3.42583076396026" calcext:value-type="float">
            <text:p>3.426</text:p>
          </table:table-cell>
          <table:table-cell table:style-name="Default"/>
          <table:table-cell table:style-name="ce18" table:formula="of:=+[.O31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2]+273" office:value-type="float" office:value="278" calcext:value-type="float">
            <text:p>278</text:p>
          </table:table-cell>
          <table:table-cell table:style-name="ce20" table:formula="of:=+[.O32]/[.G32]*[.S32]" office:value-type="float" office:value="190476.190476191" calcext:value-type="float">
            <text:p>190E+03</text:p>
          </table:table-cell>
          <table:table-cell table:style-name="ce7" table:formula="of:=+[.E32]*[.T32]/1000" office:value-type="float" office:value="952.380952380953" calcext:value-type="float">
            <text:p>952</text:p>
          </table:table-cell>
          <table:table-cell table:style-name="ce10" table:formula="of:=+[.U32]/[.S32]" office:value-type="float" office:value="3.42583076396026" calcext:value-type="float">
            <text:p>3.426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15" table:formula="of:=+SUM([.L14:.L32])" office:value-type="float" office:value="9500" calcext:value-type="float">
            <text:p>9500</text:p>
          </table:table-cell>
          <table:table-cell table:style-name="ce16" table:formula="of:=+SUM([.M14:.M32])" office:value-type="float" office:value="47.1800994095463" calcext:value-type="float">
            <text:p>47</text:p>
          </table:table-cell>
          <table:table-cell table:number-columns-repeated="7"/>
          <table:table-cell table:style-name="ce16" table:formula="of:=+SUM([.U14:.U32])" office:value-type="float" office:value="13116.0676358539" calcext:value-type="float">
            <text:p>13116</text:p>
          </table:table-cell>
          <table:table-cell table:style-name="ce16" table:formula="of:=+SUM([.V14:.V32])" office:value-type="float" office:value="47.1800994095463" calcext:value-type="float">
            <text:p>47</text:p>
          </table:table-cell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1 Sheet1.A34:Sheet1.AMJ1048576 Sheet1.A12:Sheet1.M32 Sheet1.W12:Sheet1.AMJ33 Sheet1.O12:Sheet1.V32 Sheet1.A33:Sheet1.V33">
            <calcext:condition calcext:apply-style-name="FORMULA" calcext:value="formula-is(ISFORMULA([.A1]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RMULA" style:family="table-cell" style:parent-style-name="Default">
      <style:text-properties fo:color="#0000ff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09:38:11.610000000</meta:creation-date>
    <dc:date>2024-04-02T13:37:28.445000000</dc:date>
    <meta:editing-duration>PT23M29S</meta:editing-duration>
    <meta:editing-cycles>3</meta:editing-cycles>
    <meta:generator>LibreOffice/7.2.0.4$Windows_X86_64 LibreOffice_project/9a9c6381e3f7a62afc1329bd359cc48accb6435b</meta:generator>
    <meta:document-statistic meta:table-count="1" meta:cell-count="369" meta:object-count="14"/>
  </office:meta>
</office:document-meta>
</file>

<file path=Object 1/content.xml><?xml version="1.0" encoding="utf-8"?>
<math xmlns="http://www.w3.org/1998/Math/MathML" display="block">
  <semantics>
    <mrow>
      <mfrac>
        <mi mathvariant="italic">pv</mi>
        <mi>t</mi>
      </mfrac>
      <mo stretchy="false">=</mo>
      <mi mathvariant="italic">nR</mi>
    </mrow>
    <annotation encoding="StarMath 5.0">frac {pv} {t} = nR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row>
          <mo fence="true" form="prefix" stretchy="false">(</mo>
          <mrow>
            <mi mathvariant="italic">nRt</mi>
          </mrow>
          <mo fence="true" form="postfix" stretchy="false">)</mo>
        </mrow>
        <mrow>
          <mo fence="true" form="prefix" stretchy="false">(</mo>
          <mrow>
            <mi>v</mi>
          </mrow>
          <mo fence="true" form="postfix" stretchy="false">)</mo>
        </mrow>
      </mfrac>
    </mrow>
    <annotation encoding="StarMath 5.0">p= frac(nRt) ( v )
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i mathvariant="italic">pv</mi>
        <mi mathvariant="italic">nR</mi>
      </mfrac>
    </mrow>
    <annotation encoding="StarMath 5.0">t = frac pv nR

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14cm" svg:height="5.992cm" xlink:href=".." xlink:type="simple" chart:class="chart:scatter" chart:style-name="ch1">
        <chart:title svg:x="2.591cm" svg:y="0.255cm" chart:style-name="ch2">
          <text:p>TV Diagram AIR</text:p>
        </chart:title>
        <chart:plot-area chart:style-name="ch3" table:cell-range-address="Sheet1.F13:Sheet1.F32 Sheet1.J13:Sheet1.J32" svg:x="-0.216cm" svg:y="0.761cm" svg:width="8.216cm" svg:height="4.637cm">
          <chart:coordinate-region svg:x="0.734cm" svg:y="0.963cm" svg:width="6.83cm" svg:height="4.233cm"/>
          <chart:axis chart:dimension="x" chart:name="primary-x" chart:style-name="ch4">
            <chart:title svg:x="3.443cm" svg:y="5.442cm" chart:style-name="ch5">
              <text:p>V litre</text:p>
            </chart:title>
            <chart:grid chart:style-name="ch6" chart:class="major"/>
          </chart:axis>
          <chart:axis chart:dimension="y" chart:name="primary-y" chart:style-name="ch7">
            <chart:title svg:x="0cm" svg:y="3.718cm" chart:style-name="ch8">
              <text:p>T Deg C</text:p>
            </chart:title>
            <chart:grid chart:style-name="ch6" chart:class="major"/>
          </chart:axis>
          <chart:series chart:style-name="ch9" chart:values-cell-range-address="Sheet1.J13:Sheet1.J32" chart:class="chart:scatter">
            <chart:domain table:cell-range-address="Sheet1.F13:Sheet1.F3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26875">
                <text:p>0.3926875</text:p>
                <draw:g>
                  <svg:desc>Sheet1.F13:Sheet1.F32</svg:desc>
                </draw:g>
              </table:table-cell>
              <table:table-cell office:value-type="float" office:value="5">
                <text:p>5</text:p>
                <draw:g>
                  <svg:desc>Sheet1.J13:Sheet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28703125">
                <text:p>0.3828703125</text:p>
              </table:table-cell>
              <table:table-cell office:value-type="float" office:value="-1.94999999999999">
                <text:p>-1.94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3053125">
                <text:p>0.373053125</text:p>
              </table:table-cell>
              <table:table-cell office:value-type="float" office:value="-8.90000000000003">
                <text:p>-8.9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2359375">
                <text:p>0.3632359375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41875">
                <text:p>0.35341875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36015625">
                <text:p>0.3436015625</text:p>
              </table:table-cell>
              <table:table-cell office:value-type="float" office:value="-29.7500000000001">
                <text:p>-29.75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784375">
                <text:p>0.333784375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39671875">
                <text:p>0.3239671875</text:p>
              </table:table-cell>
              <table:table-cell office:value-type="float" office:value="-43.65">
                <text:p>-43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15">
                <text:p>0.31415</text:p>
              </table:table-cell>
              <table:table-cell office:value-type="float" office:value="-50.6000000000001">
                <text:p>-50.6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3328125">
                <text:p>0.3043328125</text:p>
              </table:table-cell>
              <table:table-cell office:value-type="float" office:value="-57.55">
                <text:p>-57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515625">
                <text:p>0.294515625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6984375">
                <text:p>0.2846984375</text:p>
              </table:table-cell>
              <table:table-cell office:value-type="float" office:value="-71.45">
                <text:p>-7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488125">
                <text:p>0.27488125</text:p>
              </table:table-cell>
              <table:table-cell office:value-type="float" office:value="-78.4">
                <text:p>-7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50640625">
                <text:p>0.2650640625</text:p>
              </table:table-cell>
              <table:table-cell office:value-type="float" office:value="-85.35">
                <text:p>-8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246875">
                <text:p>0.255246875</text:p>
              </table:table-cell>
              <table:table-cell office:value-type="float" office:value="-92.3">
                <text:p>-9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54296875">
                <text:p>0.2454296875</text:p>
              </table:table-cell>
              <table:table-cell office:value-type="float" office:value="-99.25">
                <text:p>-9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6125">
                <text:p>0.2356125</text:p>
              </table:table-cell>
              <table:table-cell office:value-type="float" office:value="-106.2">
                <text:p>-10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57953125">
                <text:p>0.2257953125</text:p>
              </table:table-cell>
              <table:table-cell office:value-type="float" office:value="-113.15">
                <text:p>-11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978125">
                <text:p>0.215978125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61609375">
                <text:p>0.2061609375</text:p>
              </table:table-cell>
              <table:table-cell office:value-type="float" office:value="-127.05">
                <text:p>-12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

<file path=Object 6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